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 </text:p>
      <text:p text:style-name="Standard"/>
      <text:p text:style-name="Standard">Personnalisation suivant les préférences de l'utilisateur. Pas d'outil permettant la personnalisation suivant le profil d'un utilisateur. </text:p>
      <text:p text:style-name="Standard">Les préférences que l'on souhaite exprimer portent sur des structures haut niveau spécifique identifiable dans une page web, par exemple la bannière, le menu d'une page. On utilise le terme de structure de haut niveau spécifique en opposition aux structures de bas niveau ou générique proposés par le langage standard du web. <text:s/></text:p>
      <text:p text:style-name="Standard">La problématique de recherche soulevé par ce besoins est la recherche de motifs d’intérêts dans une page web. Pas de composante sémantique, pas de représentation standard des données (un menu peut être représenté de plusieurs façons).</text:p>
      <text:p text:style-name="Standard"/>
      <text:p text:style-name="Standard">Apport : </text:p>
      <text:list xml:id="list8748297871" text:style-name="L1">
        <text:list-item>
          <text:p text:style-name="P1">L'expression de souhaits de personnalisation implique l'ajout d'une composante sémantique au web. Réalisation d'un méta-modèle apportant une sémantique aux différentes constructions syntaxiques de HTML 4. </text:p>
        </text:list-item>
        <text:list-item>
          <text:p text:style-name="P1">extraction de motifs d’intérê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5-04T11:26:13</meta:creation-date>
    <dc:date>2014-05-04T12:16:35</dc:date>
    <dc:creator>Asus </dc:creator>
    <meta:editing-duration>PT33M12S</meta:editing-duration>
    <meta:editing-cycles>12</meta:editing-cycles>
    <meta:generator>LibreOffice/3.5$Linux_x86 LibreOffice_project/350m1$Build-2</meta:generator>
    <meta:document-statistic meta:table-count="0" meta:image-count="0" meta:object-count="0" meta:page-count="1" meta:paragraph-count="7" meta:word-count="138" meta:character-count="959" meta:non-whitespace-character-count="824"/>
  </office:meta>
</office:document-meta>
</file>